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0F0000000A431E818899EBFB94.gif" manifest:media-type="image/gif"/>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ryantMedium" svg:font-family="BryantMedium"/>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Ubuntu" svg:font-family="Ubuntu, sans-serif"/>
  </office:font-face-decls>
  <office:automatic-styles>
    <style:style style:name="Tabela1" style:family="table">
      <style:table-properties style:width="17cm" table:align="left"/>
    </style:style>
    <style:style style:name="Tabela1.A" style:family="table-column">
      <style:table-column-properties style:column-width="14.803cm"/>
    </style:style>
    <style:style style:name="Tabela1.B" style:family="table-column">
      <style:table-column-properties style:column-width="2.198cm"/>
    </style:style>
    <style:style style:name="Tabela1.A1" style:family="table-cell">
      <style:table-cell-properties style:vertical-align="middle" fo:padding="0.049cm" fo:border="none"/>
    </style:style>
    <style:style style:name="Tabela1.A2" style:family="table-cell">
      <style:table-cell-properties style:vertical-align="middle" fo:padding-left="0cm" fo:padding-right="0.106cm" fo:padding-top="0.106cm" fo:padding-bottom="0.106cm" fo:border-left="none" fo:border-right="0.05pt solid #bbbbbb" fo:border-top="0.05pt solid #bbbbbb" fo:border-bottom="0.05pt solid #bbbbbb"/>
    </style:style>
    <style:style style:name="Tabela1.B2" style:family="table-cell">
      <style:table-cell-properties style:vertical-align="middle" fo:padding-left="0cm" fo:padding-right="0cm" fo:padding-top="0.106cm" fo:padding-bottom="0.106cm" fo:border-left="none" fo:border-right="none" fo:border-top="0.05pt solid #bbbbbb" fo:border-bottom="0.05pt solid #bbbbbb"/>
    </style:style>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text-transform="uppercase" fo:color="#52af18" loext:opacity="100%" style:font-name="BryantMedium" fo:font-size="13.1999998092651pt" fo:letter-spacing="normal" fo:font-style="normal" fo:font-weight="bold"/>
    </style:style>
    <style:style style:name="P2" style:family="paragraph" style:parent-style-name="Heading_20_2">
      <style:paragraph-properties fo:margin-left="0cm" fo:margin-right="0cm" fo:margin-top="0.423cm" fo:margin-bottom="0.212cm" style:contextual-spacing="false" style:line-height-at-least="0.423cm" fo:text-align="justify" style:justify-single-word="false" fo:orphans="2" fo:widows="2" fo:text-indent="0cm" style:auto-text-indent="false"/>
      <style:text-properties fo:font-variant="normal" fo:text-transform="none" fo:color="#454545" loext:opacity="100%" style:font-name="Ubuntu" fo:font-size="10.8000001907349pt" fo:letter-spacing="normal" fo:font-style="normal" fo:font-weight="bold"/>
    </style:style>
    <style:style style:name="P3" style:family="paragraph" style:parent-style-name="Table_20_Contents">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777777" loext:opacity="100%" style:font-name="Ubuntu" fo:font-size="7.19999980926514pt" fo:letter-spacing="normal" fo:font-style="normal" fo:font-weight="normal" loext:padding-left="0cm" loext:padding-right="0cm" loext:padding-top="0cm" loext:padding-bottom="0.423cm" loext:border-left="none" loext:border-right="none" loext:border-top="none" loext:border-bottom="0.06pt solid #bbbbbb"/>
    </style:style>
    <style:style style:name="P5" style:family="paragraph" style:parent-style-name="Text_20_body">
      <style:paragraph-properties fo:margin-left="0cm" fo:margin-right="0cm" fo:margin-top="0cm" fo:margin-bottom="0.212cm" style:contextual-spacing="false" style:line-height-at-least="0.423cm" fo:text-align="justify" style:justify-single-word="false" fo:orphans="2" fo:widows="2" fo:text-indent="0cm" style:auto-text-indent="false"/>
      <style:text-properties fo:font-variant="normal" fo:text-transform="none" fo:color="#454545" loext:opacity="100%" style:font-name="Ubuntu" fo:font-size="8.39999961853027pt" fo:letter-spacing="normal" fo:font-style="normal" fo:font-weight="normal"/>
    </style:style>
    <style:style style:name="P6" style:family="paragraph" style:parent-style-name="Text_20_body">
      <style:paragraph-properties fo:margin-top="0cm" fo:margin-bottom="0.423cm" style:contextual-spacing="false" fo:text-align="center" style:justify-single-word="false" fo:orphans="2" fo:widows="2"/>
    </style:style>
    <style:style style:name="P7" style:family="paragraph" style:parent-style-name="Text_20_body">
      <style:paragraph-properties fo:margin-left="0cm" fo:margin-right="0cm" fo:margin-top="0cm" fo:margin-bottom="0.212cm" style:contextual-spacing="false" style:line-height-at-least="0.423cm" fo:text-align="justify" style:justify-single-word="false" fo:orphans="2" fo:widows="2" fo:text-indent="0cm" style:auto-text-indent="false"/>
    </style:style>
    <style:style style:name="T1" style:family="text">
      <style:text-properties fo:font-variant="normal" fo:text-transform="none" fo:color="#454545" loext:opacity="100%" style:font-name="Ubuntu" fo:font-size="8.39999961853027pt" fo:letter-spacing="normal" fo:font-style="normal" fo:font-weight="normal"/>
    </style:style>
    <style:style style:name="T2" style:family="text">
      <style:text-properties fo:font-variant="normal" fo:text-transform="none" fo:color="#454545" loext:opacity="100%" style:font-name="Ubuntu" fo:font-size="8.39999961853027pt" fo:letter-spacing="normal" fo:font-style="normal" fo:font-weight="bold" loext:padding-left="0cm" loext:padding-right="0cm" loext:padding-top="0cm" loext:padding-bottom="0.423cm" loext:border-left="none" loext:border-right="none" loext:border-top="none" loext:border-bottom="0.06pt solid #bbbbbb"/>
    </style:style>
    <style:style style:name="T3" style:family="text">
      <style:text-properties fo:font-variant="normal" fo:text-transform="none" fo:color="#454545" loext:opacity="100%" style:font-name="Ubuntu" fo:font-size="16.7999992370605pt" loext:padding-left="0cm" loext:padding-right="0cm" loext:padding-top="0cm" loext:padding-bottom="0.423cm" loext:border-left="none" loext:border-right="none" loext:border-top="none" loext:border-bottom="0.06pt solid #bbbbb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EE 2049-<text:span text:style-name="T3">Números de Ahmoc</text:span></text:h>
      <text:p text:style-name="P4">Por IX Maratona de Programação IME-USP, 2005 <draw:frame draw:style-name="fr1" draw:name="Figura1" text:anchor-type="as-char" svg:width="0.318cm" svg:height="0.212cm" draw:z-index="0"><draw:image xlink:href="Pictures/100000000000000F0000000A431E818899EBFB94.gif" xlink:type="simple" xlink:show="embed" xlink:actuate="onLoad" draw:mime-type="image/gif"/><svg:title>BR</svg:title></draw:frame> Brazil</text:p>
      <text:p text:style-name="P6"><text:span text:style-name="Strong_20_Emphasis"><text:span text:style-name="T2">Timelimit: 1</text:span></text:span></text:p>
      <text:p text:style-name="P5">Antes da colonização hispânica e depois inglesa, a região de San Antonio era dominada pelos índios ahmoc-axhozupeck, ancestrais dos sioux e dos apaches. A etnia foi completamente destruída pelos colonizadores, no século XVIII, tornando impossível a tarefa de decifrar seus grandes painéis.</text:p>
      <text:p text:style-name="P5">O Departamento de Arqueologia da Universidade Baylor dedica boa parte de sua pesquisa aos painéis dos índios Ahmoc. Surpreendentemente os índios já conheciam os algarismos hindus, mas não o usavam para cálculos (afinal não existia comércio naquela civilização). Os arqueólogos de Baylor suspeitam que os painéis repletos de números fossem apenas decorativos. Também suspeitam que alguns padrões que se repetiam eram assinaturas dos artistas, a fim de garantir a autenticidade do painel.</text:p>
      <text:p text:style-name="P5">Sua tarefa neste problema será verificar se os painéis são verdadeiros, ou seja, se, de fato, contêm a assinatura do artista que o arqueólogo suspeita ser o autor.</text:p>
      <text:h text:style-name="P2" text:outline-level="2">Entrada</text:h>
      <text:p text:style-name="P7"><text:span text:style-name="T1">São dadas várias instâncias de teste. Cada instância começa com um número inteiro positivo 0 ≤ </text:span><text:span text:style-name="Strong_20_Emphasis"><text:span text:style-name="T1">a</text:span></text:span><text:span text:style-name="T1"> ≤ 1000000 que é a assinatura do artista. O inteiro 0 indica o fim dos dados. Na linha seguinte vem a sequência de números do painel, que poderá ter até 300000 algarismos.</text:span></text:p>
      <text:h text:style-name="P2" text:outline-level="2">Saída</text:h>
      <text:p text:style-name="P7"><text:span text:style-name="T1">Para cada instância solucionada, você deverá imprimir um identificador "Instancia </text:span><text:span text:style-name="Strong_20_Emphasis"><text:span text:style-name="T1">h</text:span></text:span><text:span text:style-name="T1">" em que </text:span><text:span text:style-name="Strong_20_Emphasis"><text:span text:style-name="T1">h</text:span></text:span><text:span text:style-name="T1"> é um número inteiro, sequencial e crescente a partir de 1. Na linha seguinte, você deverá imprimir "verdadeira" se a sequência de números contém a assinatura do artista ou "falsa" em caso contrário. Uma linha em branco deve separar a saída de cada instância.</text:span></text:p>
      <table:table table:name="Tabela1" table:style-name="Tabela1">
        <table:table-column table:style-name="Tabela1.A"/>
        <table:table-column table:style-name="Tabela1.B"/>
        <table:table-header-rows>
          <table:table-row table:style-name="TableLine2321604741056">
            <table:table-cell table:style-name="Tabela1.A1" office:value-type="string">
              <text:p text:style-name="Table_20_Contents">Exemplo de Entrada</text:p>
            </table:table-cell>
            <table:table-cell table:style-name="Tabela1.A1" office:value-type="string">
              <text:p text:style-name="Table_20_Contents">Exemplo de Saída</text:p>
            </table:table-cell>
          </table:table-row>
        </table:table-header-rows>
        <table:table-row table:style-name="TableLine2321604741056">
          <table:table-cell table:style-name="Tabela1.A2" office:value-type="string">
            <text:p text:style-name="P3">1234<text:line-break/>837384937292379450545045672392303485065402302373543504864694450034302<text:line-break/>23034<text:line-break/>837384937292379450545045672392303485065402302373543504864694450034302<text:line-break/>0</text:p>
          </table:table-cell>
          <table:table-cell table:style-name="Tabela1.B2" office:value-type="string">
            <text:p text:style-name="P3">Instancia 1<text:line-break/>falsa<text:line-break/><text:line-break/>Instancia 2<text:line-break/>verdadeira</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ryantMedium" svg:font-family="BryantMedium"/>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Ubuntu" svg:font-family="Ubuntu,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22T19:40:05.417000000</dc:date>
    <meta:editing-duration>PT28S</meta:editing-duration>
    <meta:editing-cycles>1</meta:editing-cycles>
    <meta:generator>LibreOffice/7.2.2.2$Windows_X86_64 LibreOffice_project/02b2acce88a210515b4a5bb2e46cbfb63fe97d56</meta:generator>
    <meta:document-statistic meta:table-count="1" meta:image-count="1" meta:object-count="0" meta:page-count="1" meta:paragraph-count="14" meta:word-count="282" meta:character-count="1885" meta:non-whitespace-character-count="1615"/>
  </office:meta>
</office:document-meta>
</file>